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  <style:style style:name="P2" style:family="paragraph" style:parent-style-name="Standard">
      <style:text-properties fo:font-size="20pt" officeooo:rsid="000a74ac" officeooo:paragraph-rsid="000a74ac" style:font-size-asian="17.5pt" style:font-size-complex="20pt"/>
    </style:style>
    <style:style style:name="P3" style:family="paragraph" style:parent-style-name="Standard">
      <style:text-properties fo:font-size="18pt" officeooo:rsid="000a74ac" officeooo:paragraph-rsid="000a74ac" style:font-size-asian="15.75pt" style:font-size-complex="18pt"/>
    </style:style>
    <style:style style:name="P4" style:family="paragraph" style:parent-style-name="Standard">
      <style:text-properties fo:font-size="18pt" officeooo:rsid="000b991e" officeooo:paragraph-rsid="000b991e" style:font-size-asian="15.75pt" style:font-size-complex="18pt"/>
    </style:style>
    <style:style style:name="P5" style:family="paragraph" style:parent-style-name="Standard">
      <style:text-properties fo:font-size="18pt" officeooo:rsid="000c9447" officeooo:paragraph-rsid="000c9447" style:font-size-asian="15.75pt" style:font-size-complex="18pt"/>
    </style:style>
    <style:style style:name="P6" style:family="paragraph" style:parent-style-name="Standard">
      <style:text-properties fo:font-size="18pt" officeooo:rsid="000c9447" officeooo:paragraph-rsid="000c9447" style:font-size-asian="15.75pt" style:font-size-complex="18pt"/>
    </style:style>
    <style:style style:name="P7" style:family="paragraph" style:parent-style-name="Standard">
      <style:text-properties fo:font-size="18pt" officeooo:rsid="000c9447" officeooo:paragraph-rsid="000f077e" style:font-size-asian="15.75pt" style:font-size-complex="18pt"/>
    </style:style>
    <style:style style:name="P8" style:family="paragraph" style:parent-style-name="Standard">
      <style:text-properties fo:font-size="18pt" officeooo:rsid="000e0ab8" officeooo:paragraph-rsid="000e0ab8" style:font-size-asian="15.75pt" style:font-size-complex="18pt"/>
    </style:style>
    <style:style style:name="P9" style:family="paragraph" style:parent-style-name="Standard">
      <style:text-properties fo:font-size="18pt" officeooo:rsid="000f077e" officeooo:paragraph-rsid="000f077e" style:font-size-asian="15.75pt" style:font-size-complex="18pt"/>
    </style:style>
    <style:style style:name="P10" style:family="paragraph" style:parent-style-name="Standard">
      <style:text-properties fo:font-size="18pt" officeooo:rsid="001200bd" officeooo:paragraph-rsid="001200bd" style:font-size-asian="15.75pt" style:font-size-complex="18pt"/>
    </style:style>
    <style:style style:name="T1" style:family="text">
      <style:text-properties officeooo:rsid="000a74ac"/>
    </style:style>
    <style:style style:name="T2" style:family="text">
      <style:text-properties officeooo:rsid="000c9447"/>
    </style:style>
    <style:style style:name="T3" style:family="text">
      <style:text-properties officeooo:rsid="000e0ab8"/>
    </style:style>
    <style:style style:name="T4" style:family="text">
      <style:text-properties officeooo:rsid="000f0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tab/><text:tab/><text:tab/><text:span text:style-name="T1">Fdf Ecole 42</text:span></text:p>
      <text:p text:style-name="P1"/>
      <text:p text:style-name="P2">Notes pour la r<text:span text:style-name="T4">é</text:span>alisation du projet Fil de fer </text:p>
      <text:p text:style-name="P2"/>
      <text:p text:style-name="P3"/>
      <text:p text:style-name="P3">-Recuperer la carte avec get_next_line()</text:p>
      <text:p text:style-name="P3">-Parser avec ft_split() : <text:span text:style-name="T2">enlever les espaces.</text:span></text:p>
      <text:p text:style-name="P3"/>
      <text:p text:style-name="P3">-Une grille isom<text:span text:style-name="T4">é</text:span>trique est composé de losanges (qui seraient des carrés en 2D), toutes droites parallèles avec des angles opposés de 120° sur l’axe <text:span text:style-name="T2">X</text:span> et des angles opposés de 60° sur l’axe <text:span text:style-name="T2">Y</text:span>.</text:p>
      <text:p text:style-name="P3"/>
      <text:p text:style-name="P4">-un d<text:span text:style-name="T4">é</text:span>placement de 1Z correspond un segment reliant deux angles opposés sur l’axe des <text:span text:style-name="T2">X</text:span>(120°)</text:p>
      <text:p text:style-name="P4"/>
      <text:p text:style-name="P7">-Si je relis 2 points, le premier étant à 0, le 2eme <text:span text:style-name="T4">é</text:span>tant à 1, le segment fera un d<text:span text:style-name="T4">é</text:span>placement +1X &amp; +1Y</text:p>
      <text:p text:style-name="P5">Le d<text:span text:style-name="T4">é</text:span>placement en Y se fera comme ceci : <text:s/>Y = 2pt -1pt</text:p>
      <text:p text:style-name="P5">-Donc pour un premier pt à 5 et pour un deuxi<text:span text:style-name="T4">è</text:span>me <text:span text:style-name="T3">(+1X)</text:span> à 12 : 12 – 5 =7.</text:p>
      <text:p text:style-name="P5">Le segment sera donc de +1X et +7Y.</text:p>
      <text:p text:style-name="P5">-Il faudra revoir les proportions en déplacements Y car le rendu final pourrait donner quelque chose d’assez disproportionné (appliquer un coefficient qui diviserait par <text:span text:style-name="T3">2 ou </text:span>4 ces déplacements)</text:p>
      <text:p text:style-name="P8">-Le thor<text:span text:style-name="T4">ê</text:span>me de bresenham sert au tracer des segments reliant les points, l’optimiser un maximum est important, pour un programme plus fluide en cas d’impl<text:span text:style-name="T4">é</text:span>mentation de la rotation translation etc <text:span text:style-name="T4">(en cas de changement de position des points, le recalcul des segments doit être immédiat)</text:span>.</text:p>
      <text:p text:style-name="P8">-La translation est assez facile, il faut orienter tous les points d’un coup vers la m<text:span text:style-name="T4">ê</text:span>me direction.</text:p>
      <text:p text:style-name="P8"><text:soft-page-break/>-La rotation est quand à elle plus complexe, revoir l’équation des cercles <text:span text:style-name="T4">peut-être utile</text:span>, il faut faire pivoter tous les points autour d’un seul, le problème étant qu’il faut faire ça de façon sphérique (à voir par la suite).</text:p>
      <text:p text:style-name="P9">-Le zoom avant prolonge le segment (invisible) reliant tous les points à la position de la souris,</text:p>
      <text:p text:style-name="P9">Inversement pour le zoom arrière qui fait converger tous les points vers la position de la souris.</text:p>
      <text:p text:style-name="P9"/>
      <text:p text:style-name="P10"><text:tab/>Simplification de bresenham</text:p>
      <text:p text:style-name="P10">dy = y2 – y1</text:p>
      <text:p text:style-name="P10">dx = (x2 – x1)</text:p>
      <text:p text:style-name="P10">y = dy /dx <text:s text:c="3"/>* (x – x1) + y1 + 0,5</text:p>
      <text:p text:style-name="P10">y = dy * (x – x1)(dy) + y1 * dy + 0,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2:12:15.087000000</meta:creation-date>
    <dc:date>2022-05-05T00:08:45.806000000</dc:date>
    <meta:editing-duration>PT23H17M27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1" meta:word-count="333" meta:character-count="1832" meta:non-whitespace-character-count="1502"/>
  </office:meta>
</office:document-meta>
</file>